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49690B50D3.png" manifest:media-type="image/png"/>
  <manifest:file-entry manifest:full-path="Pictures/100000000000009800000062F4B56A0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3abf9b" officeooo:paragraph-rsid="003abf9b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377272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officeooo:rsid="002b620d" officeooo:paragraph-rsid="002b620d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1" fo:font-size="10pt" officeooo:rsid="002061fe" officeooo:paragraph-rsid="002061fe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fo:font-size="10pt" officeooo:rsid="00217a75" officeooo:paragraph-rsid="00217a75" style:font-size-asian="10pt" style:font-size-complex="10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Arial1" fo:font-size="10pt" officeooo:rsid="00217a75" officeooo:paragraph-rsid="00217a75" style:font-size-asian="10pt" style:font-size-complex="10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0pt" officeooo:rsid="003342f1" officeooo:paragraph-rsid="003342f1" style:font-size-asian="10pt" style:font-size-complex="10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1" fo:font-size="10pt" officeooo:rsid="002061fe" officeooo:paragraph-rsid="00217a75" style:font-size-asian="10pt" style:font-size-complex="10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1" fo:font-size="10pt" officeooo:rsid="00229eb0" officeooo:paragraph-rsid="001e8d90" style:font-size-asian="10pt" style:font-size-complex="10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1" fo:font-size="10pt" officeooo:rsid="001e8d90" officeooo:paragraph-rsid="001e8d90" style:font-size-asian="10pt" style:font-size-complex="10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1" fo:font-size="10pt" officeooo:rsid="00229eb0" officeooo:paragraph-rsid="00229eb0" style:font-size-asian="10pt" style:font-size-complex="10pt"/>
    </style:style>
    <style:style style:name="T1" style:family="text">
      <style:text-properties style:font-name="Arial1" officeooo:rsid="0026f584"/>
    </style:style>
    <style:style style:name="T2" style:family="text">
      <style:text-properties style:font-name="Arial1" officeooo:rsid="00313cc1"/>
    </style:style>
    <style:style style:name="T3" style:family="text">
      <style:text-properties style:font-name="Arial1"/>
    </style:style>
    <style:style style:name="T4" style:family="text">
      <style:text-properties style:font-name="Arial1" officeooo:rsid="0024ae0c"/>
    </style:style>
    <style:style style:name="T5" style:family="text"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T6" style:family="text">
      <style:text-properties style:font-name="Arial1" fo:font-size="10pt" officeooo:rsid="0024ae0c" style:font-size-asian="10pt" style:font-size-complex="10pt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officeooo:rsid="002d5ace" style:font-size-asian="10pt" style:font-size-complex="10pt"/>
    </style:style>
    <style:style style:name="T9" style:family="text">
      <style:text-properties style:font-name="Arial1" fo:font-size="10pt" fo:font-weight="bold" officeooo:rsid="002d5ace" style:font-size-asian="10pt" style:font-weight-asian="bold" style:font-size-complex="10pt" style:font-weight-complex="bold"/>
    </style:style>
    <style:style style:name="T10" style:family="text">
      <style:text-properties style:font-name="Arial1" fo:font-size="10pt" officeooo:rsid="003e496b" style:font-size-asian="10pt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29eb0"/>
    </style:style>
    <style:style style:name="T13" style:family="text">
      <style:text-properties officeooo:rsid="003a0644"/>
    </style:style>
    <style:style style:name="T14" style:family="text">
      <style:text-properties officeooo:rsid="00391853"/>
    </style:style>
    <style:style style:name="T15" style:family="text">
      <style:text-properties officeooo:rsid="0034d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P2"><text:span text:style-name="T1">ACTIVIDAD</text:span><text:span text:style-name="T2"> 1 </text:span><text:span text:style-name="T3">: </text:span><text:span text:style-name="T4"><text:s text:c="2"/>ADMINISTRACIÓN BÁSICA LINUX</text:span></text:p>
      <text:p text:style-name="P3"/>
      <text:list text:style-name="L1">
        <text:list-item>
          <text:p text:style-name="P4">Nombre:</text:p>
        </text:list-item>
        <text:list-item>
          <text:p text:style-name="P4">Apellidos:</text:p>
        </text:list-item>
        <text:list-item>
          <text:p text:style-name="P4">Fecha:</text:p>
        </text:list-item>
        <text:list-item>
          <text:p text:style-name="P5"><text:span text:style-name="T5">Recurso</text:span><text:span text:style-name="T6">: <text:s/></text:span><text:span text:style-name="T7">VM CyberOps Workstation</text:span></text:p>
        </text:list-item>
        <text:list-item>
          <text:p text:style-name="P5"><text:span text:style-name="T5">Instrucciones</text:span><text:span text:style-name="T6">: E</text:span><text:span text:style-name="T8">ntregar en la plataforma de Netacad un único documento en formato </text:span><text:span text:style-name="T9">.pdf</text:span><text:span text:style-name="T8"> con una captura de pantalla y los comentarios correspondientes por cada uno de los puntos del enunciado. </text:span><text:span text:style-name="T10">Rellena tambien tu nombre, apellidos y fecha.</text:span></text:p>
        </text:list-item>
      </text:list>
      <text:p text:style-name="P6"/>
      <text:p text:style-name="P6"/>
      <text:p text:style-name="P7">Usando como la máquina virtual CyberOps Workstation del curso resolver las siguientes cuestiones:</text:p>
      <text:p text:style-name="P6"/>
      <text:list xml:id="list1776313328" text:style-name="L2">
        <text:list-item>
          <text:p text:style-name="P8">¿Qué tamaño tienen los dispositivos de bloques <text:span text:style-name="T11">que referencian a particiones de los discos duros</text:span> que tiene la máquina virtual CyberOps?</text:p>
        </text:list-item>
        <text:list-item>
          <text:p text:style-name="P9">Crear el punto de montaje /ACT-<text:span text:style-name="T12">A</text:span> <text:s/>con los siguientes permisos:</text:p>
        </text:list-item>
      </text:list>
      <text:list text:style-name="L3">
        <text:list-item>
          <text:list>
            <text:list-item>
              <text:p text:style-name="P10">propietario: analyst</text:p>
            </text:list-item>
            <text:list-item>
              <text:p text:style-name="P10">grupo: analyst</text:p>
            </text:list-item>
            <text:list-item>
              <text:p text:style-name="P10">permisos:</text:p>
              <text:list>
                <text:list-item>
                  <text:p text:style-name="P10">propietario: rwx</text:p>
                </text:list-item>
                <text:list-item>
                  <text:p text:style-name="P10">grup: rw<text:span text:style-name="T13">_</text:span></text:p>
                </text:list-item>
                <text:list-item>
                  <text:p text:style-name="P10">otros: r<text:span text:style-name="T14">w</text:span>_</text:p>
                </text:list-item>
              </text:list>
            </text:list-item>
          </text:list>
        </text:list-item>
      </text:list>
      <text:p text:style-name="P11"><text:span text:style-name="T11">NOTA</text:span>: El directorio ACT-A ha de colgar de /</text:p>
      <text:list text:continue-list="list1776313328" text:style-name="L2">
        <text:list-item>
          <text:p text:style-name="P12">Montar el dispositivo de bloques <text:span text:style-name="T11">que referencia al segundo disco</text:span> en el directorio /ACT-A/</text:p>
        </text:list-item>
        <text:list-item>
          <text:p text:style-name="P13">Hacer una copia del fichero existente en /ACT-A/ con el nombre saludo.txt</text:p>
        </text:list-item>
        <text:list-item>
          <text:p text:style-name="P14">Editar el fichero <text:span text:style-name="T12">saludo.txt </text:span>y <text:span text:style-name="T12">hacer que sólo aparezca el mensaje "HOLA MUNDO" en el contenido del fichero</text:span></text:p>
        </text:list-item>
        <text:list-item>
          <text:p text:style-name="P15">Cambiar el nombre del fichero saludo.txt a HOLA.txt</text:p>
        </text:list-item>
        <text:list-item>
          <text:p text:style-name="P15">Listar el contenido de HOLA.txt</text:p>
        </text:list-item>
        <text:list-item>
          <text:p text:style-name="P15">Comprobar si el servicio ssh está arrancado en el sistema para permitir el acceso en remoto a nuestro sistema.</text:p>
        </text:list-item>
        <text:list-item>
          <text:p text:style-name="P14">Simular una acceso remoto, haciendo un ssh desde la máquina virtual <text:span text:style-name="T15">haci</text:span>a nuestra propia máquina virtual. Acceder con el usuario analyst. Mostrar el contenido del directorio /ACT-A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margin-top="0.101cm" fo:margin-bottom="0.101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1.042cm" svg:y="-1.041cm" svg:width="5.292cm" svg:height="1.931cm" draw:z-index="0"><draw:image xlink:href="Pictures/10000000000000C800000049690B50D3.png" xlink:type="simple" xlink:show="embed" xlink:actuate="onLoad" draw:mime-type="image/png"/></draw:frame><draw:frame draw:style-name="Mfr1" draw:name="Imagen2" text:anchor-type="char" svg:x="12.956cm" svg:y="-1.54cm" svg:width="4.022cm" svg:height="2.593cm" draw:z-index="1"><draw:image xlink:href="Pictures/100000000000009800000062F4B56A05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9-28T16:46:39.506000000</meta:creation-date>
    <dc:date>2026-03-04T21:22:09.704987600</dc:date>
    <meta:editing-duration>PT59M29S</meta:editing-duration>
    <meta:editing-cycles>19</meta:editing-cycles>
    <meta:generator>LibreOffice/25.2.7.2$Windows_X86_64 LibreOffice_project/5cbfd1ab6520636bb5f7b99185aa69bd7456825d</meta:generator>
    <meta:print-date>2026-03-04T21:21:25.674707600</meta:print-date>
    <meta:printed-by>Archivos PDF</meta:printed-by>
    <meta:document-statistic meta:table-count="0" meta:image-count="2" meta:object-count="0" meta:page-count="1" meta:paragraph-count="23" meta:word-count="237" meta:character-count="1420" meta:non-whitespace-character-count="1222"/>
  </office:meta>
</office:document-meta>
</file>